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thods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3T11:07:36.664000000</meta:creation-date>
    <dc:date>2022-01-13T11:09:01.544000000</dc:date>
    <meta:editing-duration>PT1M24S</meta:editing-duration>
    <meta:editing-cycles>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" meta:word-count="1" meta:character-count="7" meta:non-whitespace-character-count="7"/>
  </office:meta>
</office:document-meta>
</file>